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ctionMappingStrategy.isArrayDescriptor( ElementDescriptor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ActionMappingStrategy.getMappingAction( String namespace , String name , Attributes attributes , Read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